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118a" officeooo:paragraph-rsid="0014118a"/>
    </style:style>
    <style:style style:name="P2" style:family="paragraph" style:parent-style-name="Standard">
      <style:text-properties officeooo:rsid="00157f8a" officeooo:paragraph-rsid="00157f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e website.</text:p>
      <text:p text:style-name="P1">This website, I will show future employers what kind of person I’am, like showcasing some of my projects, my github, and my personal interests. </text:p>
      <text:p text:style-name="P1"/>
      <text:p text:style-name="P2">Things They would like to know:</text:p>
      <text:p text:style-name="P2">- My name, what I’m studying..</text:p>
      <text:p text:style-name="P2">- What are my passions?</text:p>
      <text:p text:style-name="P2">- Why I love coding</text:p>
      <text:p text:style-name="P2">- What made you want to go into this field?</text:p>
      <text:p text:style-name="P2"/>
      <text:p text:style-name="P2"/>
      <text:p text:style-name="P2">My first page should be something big, impactful yet minimialistic and clean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30T12:50:20.497212278</meta:creation-date>
    <dc:date>2022-06-30T13:00:39.004446164</dc:date>
    <meta:editing-duration>PT10M18S</meta:editing-duration>
    <meta:editing-cycles>2</meta:editing-cycles>
    <meta:generator>LibreOffice/7.3.2.2$Linux_X86_64 LibreOffice_project/30$Build-2</meta:generator>
    <meta:document-statistic meta:table-count="0" meta:image-count="0" meta:object-count="0" meta:page-count="1" meta:paragraph-count="8" meta:word-count="70" meta:character-count="383" meta:non-whitespace-character-count="319"/>
  </office:meta>
</office:document-meta>
</file>